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c4c6" officeooo:paragraph-rsid="0014c4c6"/>
    </style:style>
    <style:style style:name="P2" style:family="paragraph" style:parent-style-name="Standard">
      <style:text-properties officeooo:rsid="00155c7d" officeooo:paragraph-rsid="00155c7d"/>
    </style:style>
    <style:style style:name="T1" style:family="text">
      <style:text-properties officeooo:rsid="0016e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by and Bobby – The Game noone ever asked for</text:p>
      <text:p text:style-name="P2"/>
      <text:p text:style-name="P2">Be a Bob, find Robby, make your granny happy.</text:p>
      <text:p text:style-name="P2"/>
      <text:p text:style-name="P2">Add<text:span text:style-name="T1">iti</text:span>onal Catnip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09:05:47.725000000</meta:creation-date>
    <dc:date>2022-03-23T11:46:55.328000000</dc:date>
    <meta:editing-duration>PT2H30M57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" meta:word-count="21" meta:character-count="120" meta:non-whitespace-character-count="101"/>
  </office:meta>
</office:document-meta>
</file>